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PEFJB+CMR17" svg:font-family="KPEFJB+CMR17"/>
    <style:font-face style:name="Lohit Devanagari1" svg:font-family="'Lohit Devanagari'"/>
    <style:font-face style:name="MTFVTN+CMR12" svg:font-family="MTFVTN+CMR12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style="italic"/>
    </style:style>
    <style:style style:name="T2" style:family="text">
      <style:text-properties style:font-name="KPEFJB+CMR17" fo:font-size="17pt" style:font-name-asian="KPEFJB+CMR17" style:font-size-asian="17pt" style:font-name-complex="KPEFJB+CMR17" style:font-size-complex="17pt"/>
    </style:style>
    <style:style style:name="T3" style:family="text">
      <style:text-properties style:font-name="MTFVTN+CMR12" fo:font-size="12pt" style:font-name-asian="MTFVTN+CMR12" style:font-size-asian="12pt" style:font-name-complex="MTFVTN+CMR12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22983730" text:style-name="L1">
        <text:list-item>
          <text:p text:style-name="P3">Basic Information </text:p>
          <text:list>
            <text:list-item>
              <text:p text:style-name="P3">Who developed the processor? </text:p>
              <text:p text:style-name="P3">Arm – developed by ARM Holdings. <text:a xlink:type="simple" xlink:href="http://www.extremetech.com/extreme/52180-arm-cores-climb-into-3g-territory">"ARM Cores Climb Into 3G Territory"</text:a> by Mark Hachman, 2002.<text:bookmark text:name="Parenthetical_referencing"/></text:p>
            </text:list-item>
          </text:list>
        </text:list-item>
      </text:list>
      <text:p text:style-name="P2"><text:tab/><text:tab/>X86-32 – developed by Intel for the 8086 CPU. <text:a xlink:type="simple" xlink:href="http://mysearch.intel.com/corporate/default.aspx?culture=en-US&amp;q=x64&amp;searchsubmit.x=21&amp;searchsubmit.y=11">"Intel Web page search result for "x64""</text:a>. Retrieved 2007-09-04.</text:p>
      <text:list xml:id="list518282329" text:continue-numbering="true" text:style-name="L1">
        <text:list-item>
          <text:list>
            <text:list-item>
              <text:p text:style-name="P3">Is the processor a RISC or a CISC architecture? </text:p>
              <text:p text:style-name="P3">ARM – Reduced Instruction set Computing - <text:a xlink:type="simple" xlink:href="http://www.arm.com/miscPDFs/3822.pdf">"ARM Corporate Backgrounder"</text:a>, <text:span text:style-name="T1">ARM Technology</text:span>.</text:p>
            </text:list-item>
          </text:list>
        </text:list-item>
      </text:list>
      <text:p text:style-name="P2"><text:tab/><text:tab/>X86-32 – Complex Instruction Set – Intel website</text:p>
      <text:p text:style-name="P2"/>
      <text:list xml:id="list1719742584" text:continue-numbering="true" text:style-name="L1">
        <text:list-item>
          <text:list>
            <text:list-item>
              <text:p text:style-name="P3">What is the bit-width of processor instructions? </text:p>
            </text:list-item>
          </text:list>
        </text:list-item>
      </text:list>
      <text:p text:style-name="P2"><text:tab/><text:tab/>ARM – 32 but accommodate 16-bit instructions – ARM website</text:p>
      <text:p text:style-name="P2"><text:tab/><text:tab/>x86-32 – variable length, up to 120 bits - <text:a xlink:type="simple" xlink:href="http://www.intel.com/content/www/us/en/processors/architectures-software-developer-manuals.html/">"Intel® 64 and IA-32 Architectures Software Developer’s Manual"</text:a>. Intel Corporation. </text:p>
      <text:p text:style-name="P2"/>
      <text:list xml:id="list539076863" text:continue-numbering="true" text:style-name="L1">
        <text:list-item>
          <text:list>
            <text:list-item>
              <text:p text:style-name="P3">What does the memory architecture of the processor look like?</text:p>
              <text:p text:style-name="P3"><text:s/>ARM – L1 cache or on-chip memory, read-only instruction cache, 32 or 64 bit addressing, - <text:span text:style-name="T2">The ARM Architecture </text:span><text:span text:style-name="T3">Leonid Ryzhyk</text:span></text:p>
              <text:p text:style-name="P3"><text:span text:style-name="T3">x86-32 – l1, l2, l3 cache, 32-bit addressing, </text:span></text:p>
            </text:list-item>
            <text:list-item>
              <text:p text:style-name="P3">How are instructions encoded by the processor? </text:p>
              <text:p text:style-name="P3"/>
            </text:list-item>
          </text:list>
        </text:list-item>
        <text:list-item>
          <text:p text:style-name="P3">Supported Data Types </text:p>
          <text:list>
            <text:list-item>
              <text:p text:style-name="P3">What data types are supported? </text:p>
              <text:p text:style-name="P3"/>
            </text:list-item>
            <text:list-item>
              <text:p text:style-name="P3">What are the bit-widths of those data types </text:p>
              <text:p text:style-name="P3"/>
            </text:list-item>
            <text:list-item>
              <text:p text:style-name="P3">Are the data types stored in big-endian, little-endian, or some other format? </text:p>
              <text:p text:style-name="P3"/>
            </text:list-item>
          </text:list>
        </text:list-item>
        <text:list-item>
          <text:p text:style-name="P3">Register Set </text:p>
          <text:list>
            <text:list-item>
              <text:p text:style-name="P3">What registers are in the machine? </text:p>
              <text:p text:style-name="P3"/>
            </text:list-item>
            <text:list-item>
              <text:p text:style-name="P3">What is the bit-width of each register? </text:p>
              <text:p text:style-name="P3"/>
            </text:list-item>
            <text:list-item>
              <text:p text:style-name="P3">What kind of register is each register? </text:p>
              <text:p text:style-name="P3"/>
            </text:list-item>
          </text:list>
        </text:list-item>
        <text:list-item>
          <text:p text:style-name="P3">Register Conventions </text:p>
          <text:list>
            <text:list-item>
              <text:p text:style-name="P3">What are the ABI conventions for each register? </text:p>
              <text:p text:style-name="P3"/>
            </text:list-item>
            <text:list-item>
              <text:p text:style-name="P3">For each register, are the conventions hardware enforced or software guidelines? </text:p>
              <text:p text:style-name="P3"/>
            </text:list-item>
          </text:list>
        </text:list-item>
        <text:list-item>
          <text:p text:style-name="P3">Calling Conventions </text:p>
          <text:list>
            <text:list-item>
              <text:p text:style-name="P3">What are the minimum and recommended byte-alignments for function definitions? </text:p>
              <text:p text:style-name="P3"/>
            </text:list-item>
            <text:list-item>
              <text:p text:style-name="P3">What does the ABI stack layout look like for the architecture? </text:p>
              <text:p text:style-name="P3"/>
            </text:list-item>
            <text:list-item>
              <text:p text:style-name="P3">How are values passed into a function? </text:p>
              <text:p text:style-name="P3"><text:soft-page-break/></text:p>
            </text:list-item>
            <text:list-item>
              <text:p text:style-name="P3">How are values returned from a function? </text:p>
              <text:p text:style-name="P3"/>
            </text:list-item>
            <text:list-item>
              <text:p text:style-name="P3">How do functions return to their callers? </text:p>
              <text:p text:style-name="P3"/>
            </text:list-item>
            <text:list-item>
              <text:p text:style-name="P1">How are functions invoked? </text:p>
              <text:p text:style-name="P1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PEFJB+CMR17" svg:font-family="KPEFJB+CMR17"/>
    <style:font-face style:name="Lohit Devanagari1" svg:font-family="'Lohit Devanagari'"/>
    <style:font-face style:name="MTFVTN+CMR12" svg:font-family="MTFVTN+CMR12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bin Charpentier</meta:initial-creator>
    <meta:creation-date>2012-11-14T08:56:02</meta:creation-date>
    <dc:date>2012-11-14T09:46:49</dc:date>
    <dc:creator>Corbin Charpentier</dc:creator>
    <meta:editing-duration>PT4M8S</meta:editing-duration>
    <meta:editing-cycles>1</meta:editing-cycles>
    <meta:document-statistic meta:table-count="0" meta:image-count="0" meta:object-count="0" meta:page-count="2" meta:paragraph-count="32" meta:word-count="298" meta:character-count="1747" meta:non-whitespace-character-count="1475"/>
    <meta:generator>LibreOffice/3.5$Linux_X86_64 LibreOffice_project/350m1$Build-2</meta:generator>
  </office:meta>
</office:document-meta>
</file>